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24.791cm" fo:margin-left="-0.106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3.096cm"/>
    </style:style>
    <style:style style:name="Tabelle1.B" style:family="table-column">
      <style:table-column-properties style:column-width="2.011cm"/>
    </style:style>
    <style:style style:name="Tabelle1.C" style:family="table-column">
      <style:table-column-properties style:column-width="2.09cm"/>
    </style:style>
    <style:style style:name="Tabelle1.D" style:family="table-column">
      <style:table-column-properties style:column-width="1.905cm"/>
    </style:style>
    <style:style style:name="Tabelle1.E" style:family="table-column">
      <style:table-column-properties style:column-width="2.408cm"/>
    </style:style>
    <style:style style:name="Tabelle1.I" style:family="table-column">
      <style:table-column-properties style:column-width="2.196cm"/>
    </style:style>
    <style:style style:name="Tabelle1.J" style:family="table-column">
      <style:table-column-properties style:column-width="5.001cm"/>
    </style:style>
    <style:style style:name="Tabelle1.1" style:family="table-row">
      <style:table-row-properties style:min-row-height="1.799cm" fo:background-color="transparent" fo:keep-together="auto">
        <style:background-image/>
      </style:table-row-properties>
    </style:style>
    <style:style style:name="Tabelle1.A1" style:family="table-cell">
      <style:table-cell-properties style:border-line-width-right="0.005cm 0.005cm 0.005cm" fo:padding="0.049cm" fo:border-left="none" fo:border-right="0.45pt double #000000" fo:border-top="none" fo:border-bottom="0.05pt solid #000000"/>
    </style:style>
    <style:style style:name="Tabelle1.B1" style:family="table-cell">
      <style:table-cell-properties fo:padding="0cm" fo:border-left="1.75pt solid #000000" fo:border-right="none" fo:border-top="none" fo:border-bottom="0.05pt solid #000000"/>
    </style:style>
    <style:style style:name="Tabelle1.C1" style:family="table-cell">
      <style:table-cell-properties fo:padding-left="0.049cm" fo:padding-right="0.049cm" fo:padding-top="0cm" fo:padding-bottom="0cm" fo:border-left="0.05pt solid #000000" fo:border-right="none" fo:border-top="none" fo:border-bottom="0.05pt solid #000000"/>
    </style:style>
    <style:style style:name="Tabelle1.2" style:family="table-row">
      <style:table-row-properties style:min-row-height="1.402cm" fo:background-color="transparent" fo:keep-together="auto">
        <style:background-image/>
      </style:table-row-properties>
    </style:style>
    <style:style style:name="Tabelle1.A2" style:family="table-cell">
      <style:table-cell-properties fo:background-color="transparent" fo:padding="0cm" fo:border-left="none" fo:border-right="none" fo:border-top="1.75pt solid #000000" fo:border-bottom="0.05pt solid #000000">
        <style:background-image/>
      </style:table-cell-properties>
    </style:style>
    <style:style style:name="Tabelle1.B2" style:family="table-cell">
      <style:table-cell-properties fo:background-color="transparent" fo:padding="0cm" fo:border-left="1.75pt solid #000000" fo:border-right="none" fo:border-top="1.75pt solid #000000" fo:border-bottom="0.05pt solid #000000">
        <style:background-image/>
      </style:table-cell-properties>
    </style:style>
    <style:style style:name="Tabelle1.C2" style:family="table-cell">
      <style:table-cell-properties fo:background-color="transparent" fo:padding="0cm" fo:border-left="0.05pt solid #000000" fo:border-right="none" fo:border-top="1.75pt solid #000000" fo:border-bottom="0.05pt solid #000000">
        <style:background-image/>
      </style:table-cell-properties>
    </style:style>
    <style:style style:name="Tabelle1.F2" style:family="table-cell">
      <style:table-cell-properties style:vertical-align="" fo:background-color="transparent" fo:padding="0cm" fo:border-left="0.05pt solid #000000" fo:border-right="none" fo:border-top="1.75pt solid #000000" fo:border-bottom="0.05pt solid #000000" style:writing-mode="page">
        <style:background-image/>
      </style:table-cell-properties>
    </style:style>
    <style:style style:name="Tabelle1.3" style:family="table-row">
      <style:table-row-properties style:min-row-height="1.439cm" fo:background-color="transparent" fo:keep-together="auto">
        <style:background-image/>
      </style:table-row-properties>
    </style:style>
    <style:style style:name="Tabelle1.A3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3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3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4" style:family="table-row">
      <style:table-row-properties style:min-row-height="1.471cm" fo:background-color="transparent" fo:keep-together="auto">
        <style:background-image/>
      </style:table-row-properties>
    </style:style>
    <style:style style:name="Tabelle1.A4" style:family="table-cell">
      <style:table-cell-properties fo:background-color="transparent" style:border-line-width-right="0.005cm 0.005cm 0.005cm" fo:padding="0.049cm" fo:border-left="none" fo:border-right="0.45pt double #000000" fo:border-top="none" fo:border-bottom="0.05pt solid #000000">
        <style:background-image/>
      </style:table-cell-properties>
    </style:style>
    <style:style style:name="Tabelle1.B4" style:family="table-cell">
      <style:table-cell-properties fo:background-color="transparent" fo:padding="0cm" fo:border-left="1.75pt solid #000000" fo:border-right="none" fo:border-top="none" fo:border-bottom="0.05pt solid #000000">
        <style:background-image/>
      </style:table-cell-properties>
    </style:style>
    <style:style style:name="Tabelle1.C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D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E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F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G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H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I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J4" style:family="table-cell">
      <style:table-cell-properties fo:background-color="transparent" fo:padding-left="0.053cm" fo:padding-right="0.053cm" fo:padding-top="0cm" fo:padding-bottom="0cm" fo:border-left="0.05pt solid #000000" fo:border-right="none" fo:border-top="none" fo:border-bottom="0.05pt solid #000000">
        <style:background-image/>
      </style:table-cell-properties>
    </style:style>
    <style:style style:name="Tabelle1.5" style:family="table-row">
      <style:table-row-properties style:min-row-height="1.505cm" fo:background-color="transparent" fo:keep-together="auto">
        <style:background-image/>
      </style:table-row-properties>
    </style:style>
    <style:style style:name="Tabelle1.C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D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E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F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G5" style:family="table-cell">
      <style:table-cell-properties style:vertical-align="" fo:background-color="transparent" fo:padding="0cm" fo:border-left="0.05pt solid #000000" fo:border-right="none" fo:border-top="none" fo:border-bottom="0.05pt solid #000000" style:writing-mode="lr-tb">
        <style:background-image/>
      </style:table-cell-properties>
    </style:style>
    <style:style style:name="Tabelle1.H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I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J5" style:family="table-cell">
      <style:table-cell-properties fo:padding-left="0.053cm" fo:padding-right="0.053cm" fo:padding-top="0cm" fo:padding-bottom="0cm" fo:border-left="0.05pt solid #000000" fo:border-right="none" fo:border-top="none" fo:border-bottom="0.05pt solid #000000"/>
    </style:style>
    <style:style style:name="Tabelle1.A6" style:family="table-cell">
      <style:table-cell-properties style:border-line-width-right="0.005cm 0.005cm 0.005cm" fo:padding="0.049cm" fo:border-left="none" fo:border-right="0.45pt double #000000" fo:border-top="none" fo:border-bottom="none"/>
    </style:style>
    <style:style style:name="Tabelle1.B6" style:family="table-cell">
      <style:table-cell-properties fo:padding="0cm" fo:border-left="1.75pt solid #000000" fo:border-right="none" fo:border-top="none" fo:border-bottom="none"/>
    </style:style>
    <style:style style:name="Tabelle1.C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D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E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F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G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H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I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Tabelle1.J6" style:family="table-cell">
      <style:table-cell-properties fo:padding-left="0.053cm" fo:padding-right="0.053cm" fo:padding-top="0cm" fo:padding-bottom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/>
      </style:paragraph-properties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bc534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fo:font-size="13pt" fo:font-weight="bold" officeooo:paragraph-rsid="002dbd20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230dc2" style:font-size-asian="12pt" style:font-size-complex="12pt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e95da" officeooo:paragraph-rsid="00230dc2" style:font-size-asian="12pt" style:font-size-complex="12pt"/>
    </style:style>
    <style:style style:name="P9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a5300" officeooo:paragraph-rsid="00230dc2" style:font-size-asian="12pt" style:font-size-complex="12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bcbcb" fo:background-color="transparent" style:font-size-asian="12pt" style:font-size-complex="12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bcbcb" officeooo:paragraph-rsid="000d7c0d" fo:background-color="transparent" style:font-size-asian="12pt" style:font-size-complex="12pt"/>
    </style:style>
    <style:style style:name="P12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9f7bf" officeooo:paragraph-rsid="0009f7bf" fo:background-color="transparent" style:font-size-asian="12pt" style:font-size-complex="12pt"/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18fba2" officeooo:paragraph-rsid="0018fba2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060df6" officeooo:paragraph-rsid="00298cbd" fo:background-color="transparent" style:font-size-asian="12pt" style:font-size-complex="12pt"/>
    </style:style>
    <style:style style:name="P16" style:family="paragraph" style:parent-style-name="Standard">
      <style:paragraph-properties fo:text-align="start" style:justify-single-word="false">
        <style:tab-stops/>
      </style:paragraph-properties>
      <style:text-properties fo:font-size="12pt" officeooo:rsid="00060df6" officeooo:paragraph-rsid="00060df6" fo:background-color="transparent" style:font-size-asian="12pt" style:font-size-complex="12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d7c0d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9f7b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officeooo:rsid="001f1798" officeooo:paragraph-rsid="001f1798"/>
    </style:style>
    <style:style style:name="P21" style:family="paragraph" style:parent-style-name="Standard">
      <style:paragraph-properties fo:text-align="center" style:justify-single-word="false">
        <style:tab-stops/>
      </style:paragraph-properties>
      <style:text-properties officeooo:rsid="00230dc2" officeooo:paragraph-rsid="00230dc2"/>
    </style:style>
    <style:style style:name="P22" style:family="paragraph" style:parent-style-name="Standard">
      <style:paragraph-properties fo:text-align="center" style:justify-single-word="false">
        <style:tab-stops/>
      </style:paragraph-properties>
      <style:text-properties officeooo:rsid="0009f7bf" officeooo:paragraph-rsid="0009f7bf" fo:background-color="transparent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officeooo:rsid="0018fba2" officeooo:paragraph-rsid="0018fba2" fo:background-color="transparent"/>
    </style:style>
    <style:style style:name="P24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bcbcb" fo:background-color="transparent"/>
    </style:style>
    <style:style style:name="P25" style:family="paragraph" style:parent-style-name="Standard">
      <style:paragraph-properties fo:text-align="center" style:justify-single-word="false">
        <style:tab-stops/>
      </style:paragraph-properties>
      <style:text-properties officeooo:rsid="000bcbcb" officeooo:paragraph-rsid="000d7c0d" fo:background-color="transparent"/>
    </style:style>
    <style:style style:name="P26" style:family="paragraph" style:parent-style-name="Standard">
      <style:paragraph-properties fo:text-align="center" style:justify-single-word="false">
        <style:tab-stops/>
      </style:paragraph-properties>
      <style:text-properties fo:background-color="transparen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officeooo:paragraph-rsid="00256f92" fo:background-color="transparen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officeooo:paragraph-rsid="002fed0f" fo:background-color="transparent"/>
    </style:style>
    <style:style style:name="P29" style:family="paragraph" style:parent-style-name="Standard">
      <style:paragraph-properties fo:text-align="start" style:justify-single-word="false">
        <style:tab-stops/>
      </style:paragraph-properties>
      <style:text-properties fo:background-color="transparent"/>
    </style:style>
    <style:style style:name="P30" style:family="paragraph" style:parent-style-name="Standard">
      <style:paragraph-properties fo:text-align="start" style:justify-single-word="false">
        <style:tab-stops/>
      </style:paragraph-properties>
      <style:text-properties officeooo:paragraph-rsid="002dbd20" fo:background-color="transparen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officeooo:rsid="00256f92" officeooo:paragraph-rsid="00256f92" fo:background-color="transparen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fo:font-size="11pt" fo:font-weight="normal" officeooo:rsid="002dbd20" officeooo:paragraph-rsid="002dbd20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fo:font-size="12pt" officeooo:rsid="0035855a" officeooo:paragraph-rsid="0035855a" fo:background-color="transparent" style:font-size-asian="12pt" style:font-size-complex="12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size="12pt" fo:font-weight="normal" officeooo:rsid="000bcbcb" officeooo:paragraph-rsid="000bcbcb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officeooo:rsid="0035855a" officeooo:paragraph-rsid="0035855a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officeooo:rsid="00370c4f" officeooo:paragraph-rsid="00370c4f" fo:background-color="transparent"/>
    </style:style>
    <style:style style:name="P37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37d5d7" officeooo:paragraph-rsid="0037d5d7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d7c0d" officeooo:paragraph-rsid="000d7c0d" style:font-size-asian="10pt" style:font-style-asian="italic" style:font-weight-asian="normal" style:font-size-complex="10pt" style:font-style-complex="italic" style:font-weight-complex="normal"/>
    </style:style>
    <style:style style:name="P39" style:family="paragraph" style:parent-style-name="Standard">
      <style:paragraph-properties fo:text-align="center" style:justify-single-word="false">
        <style:tab-stops/>
      </style:paragraph-properties>
      <style:text-properties fo:font-size="10pt" fo:font-style="italic" fo:font-weight="normal" officeooo:rsid="000bcbcb" officeooo:paragraph-rsid="000bcbcb" style:font-size-asian="10pt" style:font-style-asian="italic" style:font-weight-asian="normal" style:font-size-complex="10pt" style:font-style-complex="italic" style:font-weight-complex="normal"/>
    </style:style>
    <style:style style:name="P40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060df6" officeooo:paragraph-rsid="002dbd20" fo:background-color="transparent" style:font-size-asian="10pt" style:font-size-complex="10pt"/>
    </style:style>
    <style:style style:name="P41" style:family="paragraph" style:parent-style-name="Standard">
      <style:paragraph-properties fo:text-align="start" style:justify-single-word="false">
        <style:tab-stops/>
      </style:paragraph-properties>
      <style:text-properties fo:font-size="10pt" officeooo:rsid="0015bb57" officeooo:paragraph-rsid="002dbd20" style:font-size-asian="10pt" style:font-size-complex="10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cbc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bcbcb"/>
    </style:style>
    <style:style style:name="T5" style:family="text">
      <style:text-properties style:text-position="0% 100%" officeooo:rsid="000d7c0d"/>
    </style:style>
    <style:style style:name="T6" style:family="text">
      <style:text-properties officeooo:rsid="000d7c0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fo:font-size="10.5pt" officeooo:rsid="00256f92" style:font-size-asian="10.5pt" style:font-size-complex="10.5pt"/>
    </style:style>
    <style:style style:name="T9" style:family="text">
      <style:text-properties fo:font-size="10.5pt" officeooo:rsid="00264659" style:font-size-asian="10.5pt" style:font-size-complex="10.5pt"/>
    </style:style>
    <style:style style:name="T10" style:family="text">
      <style:text-properties fo:font-size="10.5pt" officeooo:rsid="002dbd20" style:font-size-asian="10.5pt" style:font-size-complex="10.5pt"/>
    </style:style>
    <style:style style:name="T11" style:family="text">
      <style:text-properties fo:font-size="10.5pt" officeooo:rsid="00370c4f" style:font-size-asian="10.5pt" style:font-size-complex="10.5pt"/>
    </style:style>
    <style:style style:name="T12" style:family="text">
      <style:text-properties officeooo:rsid="0018fba2"/>
    </style:style>
    <style:style style:name="T13" style:family="text">
      <style:text-properties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2bc534" style:font-size-asian="11pt" style:font-weight-asian="normal" style:font-size-complex="11pt" style:font-weight-complex="normal"/>
    </style:style>
    <style:style style:name="T15" style:family="text">
      <style:text-properties fo:font-size="11pt" fo:font-weight="normal" officeooo:rsid="002dbd20" style:font-size-asian="11pt" style:font-weight-asian="normal" style:font-size-complex="11pt" style:font-weight-complex="normal"/>
    </style:style>
    <style:style style:name="T16" style:family="text">
      <style:text-properties fo:font-size="11pt" fo:font-weight="normal" officeooo:rsid="0037d5d7" style:font-size-asian="11pt" style:font-weight-asian="normal" style:font-size-complex="11pt" style:font-weight-complex="normal"/>
    </style:style>
    <style:style style:name="T17" style:family="text">
      <style:text-properties officeooo:rsid="001f1798"/>
    </style:style>
    <style:style style:name="T18" style:family="text">
      <style:text-properties officeooo:rsid="00256f92"/>
    </style:style>
    <style:style style:name="T19" style:family="text">
      <style:text-properties officeooo:rsid="00264659"/>
    </style:style>
    <style:style style:name="T20" style:family="text">
      <style:text-properties officeooo:rsid="0027b780"/>
    </style:style>
    <style:style style:name="T21" style:family="text">
      <style:text-properties officeooo:rsid="002bc534"/>
    </style:style>
    <style:style style:name="T22" style:family="text">
      <style:text-properties officeooo:rsid="002dbd2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2dbd20" fo:background-color="transparent" loext:char-shading-value="0"/>
    </style:style>
    <style:style style:name="T25" style:family="text">
      <style:text-properties officeooo:rsid="002f8c7c"/>
    </style:style>
    <style:style style:name="T26" style:family="text">
      <style:text-properties officeooo:rsid="002fed0f"/>
    </style:style>
    <style:style style:name="T27" style:family="text">
      <style:text-properties officeooo:rsid="0035855a"/>
    </style:style>
    <style:style style:name="T28" style:family="text">
      <style:text-properties officeooo:rsid="00370c4f"/>
    </style:style>
    <style:style style:name="T29" style:family="text">
      <style:text-properties officeooo:rsid="0037d5d7"/>
    </style:style>
    <style:style style:name="T30" style:family="text">
      <style:text-properties officeooo:rsid="0009f7bf"/>
    </style:style>
    <style:style style:name="T31" style:family="text">
      <style:text-properties officeooo:rsid="0039bc53"/>
    </style:style>
    <style:style style:name="T32" style:family="text">
      <style:text-properties fo:font-size="10pt" style:font-size-asian="10pt" style:font-size-complex="10pt"/>
    </style:style>
    <style:style style:name="T33" style:family="text">
      <style:text-properties fo:font-size="10pt" officeooo:rsid="002dbd20" style:font-size-asian="10pt" style:font-size-complex="10pt"/>
    </style:style>
    <style:style style:name="T34" style:family="text">
      <style:text-properties fo:font-size="10pt" officeooo:rsid="00256f92" style:font-size-asian="10pt" style:font-size-complex="10pt"/>
    </style:style>
    <style:style style:name="T35" style:family="text">
      <style:text-properties fo:font-size="10pt" officeooo:rsid="00370c4f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C" table:number-columns-repeated="2"/>
        <table:table-column table:style-name="Tabelle1.D"/>
        <table:table-column table:style-name="Tabelle1.I"/>
        <table:table-column table:style-name="Tabelle1.J"/>
        <table:table-row table:style-name="Tabelle1.1">
          <table:table-cell table:style-name="Tabelle1.A1" office:value-type="string">
            <text:p text:style-name="P6">Method</text:p>
          </table:table-cell>
          <table:table-cell table:style-name="Tabelle1.B1" office:value-type="string">
            <text:p text:style-name="P3"><text:span text:style-name="T21">Class </text:span>1<text:line-break/><text:span text:style-name="T13">Normal</text:span></text:p>
          </table:table-cell>
          <table:table-cell table:style-name="Tabelle1.C1" office:value-type="string">
            <text:p text:style-name="P4"><text:span text:style-name="T21">Class </text:span><text:s/>2<text:line-break/><text:span text:style-name="T14">To</text:span><text:span text:style-name="T16">o high</text:span></text:p>
          </table:table-cell>
          <table:table-cell table:style-name="Tabelle1.C1" office:value-type="string">
            <text:p text:style-name="P4"><text:span text:style-name="T21">Class </text:span><text:s/>4<text:line-break/><text:span text:style-name="T14">To</text:span><text:span text:style-name="T16">o</text:span><text:span text:style-name="T14"> small</text:span></text:p>
          </table:table-cell>
          <table:table-cell table:style-name="Tabelle1.C1" office:value-type="string">
            <text:p text:style-name="P4"><text:span text:style-name="T21">Class </text:span><text:s/>6<text:line-break/><text:span text:style-name="T15">bolus correction</text:span></text:p>
          </table:table-cell>
          <table:table-cell table:style-name="Tabelle1.C1" office:value-type="string">
            <text:p text:style-name="P5"><text:span text:style-name="T21">Class </text:span><text:s/>5<text:line-break/><text:span text:style-name="T15">residue </text:span></text:p>
            <text:p text:style-name="P32">class</text:p>
          </table:table-cell>
          <table:table-cell table:style-name="Tabelle1.C1" office:value-type="string">
            <text:p text:style-name="P19"><text:span text:style-name="T29">Discovered curves</text:span></text:p>
          </table:table-cell>
          <table:table-cell table:style-name="Tabelle1.C1" office:value-type="string">
            <text:p text:style-name="P17"><text:span text:style-name="T12">Time series</text:span></text:p>
            <text:p text:style-name="P38"><text:span text:style-name="T29">(</text:span>M<text:span text:style-name="T21">xTS)</text:span></text:p>
          </table:table-cell>
          <table:table-cell table:style-name="Tabelle1.C1" office:value-type="string">
            <text:p text:style-name="P17"><text:span text:style-name="T29">T</text:span>rainings-samples</text:p>
            <text:p text:style-name="P39"><text:span text:style-name="T29">(</text:span>N<text:span text:style-name="T29">)</text:span></text:p>
          </table:table-cell>
          <table:table-cell table:style-name="Tabelle1.C1" office:value-type="string">
            <text:p text:style-name="P18">Duration and </text:p>
            <text:p text:style-name="P17">Compexity <text:span text:style-name="T6">O(N)</text:span></text:p>
            <text:p text:style-name="P37">(TS = 20)</text:p>
          </table:table-cell>
        </table:table-row>
        <table:table-row table:style-name="Tabelle1.2">
          <table:table-cell table:style-name="Tabelle1.A2" office:value-type="string">
            <text:p text:style-name="P29">VBDTW<text:line-break/><text:span text:style-name="T32">(</text:span><text:span text:style-name="T33">threshold</text:span><text:span text:style-name="T32"> &gt; </text:span><text:span text:style-name="T34">58)</text:span></text:p>
          </table:table-cell>
          <table:table-cell table:style-name="Tabelle1.B2" office:value-type="string">
            <text:p text:style-name="P27"><text:span text:style-name="T26">61</text:span><text:line-break/>~ 16,9 %</text:p>
          </table:table-cell>
          <table:table-cell table:style-name="Tabelle1.C2" office:value-type="string">
            <text:p text:style-name="P27"><text:span text:style-name="T18">10</text:span><text:line-break/>~ 2,77 %</text:p>
          </table:table-cell>
          <table:table-cell table:style-name="Tabelle1.C2" office:value-type="string">
            <text:p text:style-name="P28">59</text:p>
            <text:p text:style-name="P28"><text:s/>~16,34 %</text:p>
          </table:table-cell>
          <table:table-cell table:style-name="Tabelle1.C2" office:value-type="string">
            <text:p text:style-name="P28"><text:span text:style-name="T18">5</text:span>0</text:p>
            <text:p text:style-name="P28">~ 13,85 %</text:p>
          </table:table-cell>
          <table:table-cell table:style-name="Tabelle1.F2" office:value-type="string">
            <text:p text:style-name="P28">181</text:p>
            <text:p text:style-name="P28">~ 50,14 %</text:p>
          </table:table-cell>
          <table:table-cell table:style-name="Tabelle1.C2" office:value-type="string">
            <text:p text:style-name="P31">361</text:p>
          </table:table-cell>
          <table:table-cell table:style-name="Tabelle1.C2" office:value-type="string">
            <text:p text:style-name="P23">9716</text:p>
          </table:table-cell>
          <table:table-cell table:style-name="Tabelle1.C2" office:value-type="string">
            <text:p text:style-name="P24">400</text:p>
          </table:table-cell>
          <table:table-cell table:style-name="Tabelle1.C2" office:value-type="string">
            <text:p text:style-name="P22">1,5 h</text:p>
            <text:p text:style-name="P24">O(NxMxT<text:span text:style-name="T6">S</text:span><text:span text:style-name="T1">2</text:span><text:span text:style-name="T3">) </text:span></text:p>
          </table:table-cell>
        </table:table-row>
        <table:table-row table:style-name="Tabelle1.3">
          <table:table-cell table:style-name="Tabelle1.A3" office:value-type="string">
            <text:p text:style-name="P30">DDTW<text:line-break/><text:span text:style-name="T32">(</text:span><text:span text:style-name="T33">threshold</text:span><text:span text:style-name="T32"> <text:s/>&gt; </text:span><text:span text:style-name="T35">21</text:span><text:span text:style-name="T32">)</text:span></text:p>
          </table:table-cell>
          <table:table-cell table:style-name="Tabelle1.B3" office:value-type="string">
            <text:p text:style-name="P26"><text:span text:style-name="T28">116</text:span><text:line-break/>~ <text:s/>%</text:p>
          </table:table-cell>
          <table:table-cell table:style-name="Tabelle1.C3" office:value-type="string">
            <text:p text:style-name="P26"><text:span text:style-name="T19">0</text:span><text:line-break/><text:span text:style-name="T19">0</text:span>%</text:p>
          </table:table-cell>
          <table:table-cell table:style-name="Tabelle1.D3" office:value-type="string">
            <text:p text:style-name="P26"><text:span text:style-name="T28">44</text:span><text:line-break/>~<text:span text:style-name="T25"> </text:span>%</text:p>
          </table:table-cell>
          <table:table-cell table:style-name="Tabelle1.E3" office:value-type="string">
            <text:p text:style-name="P26"><text:span text:style-name="T28">48</text:span><text:line-break/>~ %</text:p>
          </table:table-cell>
          <table:table-cell table:style-name="Tabelle1.F3" office:value-type="string">
            <text:p text:style-name="P26"><text:span text:style-name="T28">186</text:span><text:line-break/>~ %</text:p>
          </table:table-cell>
          <table:table-cell table:style-name="Tabelle1.G3" office:value-type="string">
            <text:p text:style-name="P36">394</text:p>
          </table:table-cell>
          <table:table-cell table:style-name="Tabelle1.H3" office:value-type="string">
            <text:p text:style-name="P23">9716</text:p>
          </table:table-cell>
          <table:table-cell table:style-name="Tabelle1.I3" office:value-type="string">
            <text:p text:style-name="P24">400</text:p>
          </table:table-cell>
          <table:table-cell table:style-name="Tabelle1.J3" office:value-type="string">
            <text:p text:style-name="P22">1,5 h</text:p>
            <text:p text:style-name="P25">O(NxMxT<text:span text:style-name="T6">S</text:span><text:span text:style-name="T1">2</text:span><text:span text:style-name="T3">) </text:span></text:p>
          </table:table-cell>
        </table:table-row>
        <table:table-row table:style-name="Tabelle1.4">
          <table:table-cell table:style-name="Tabelle1.A4" office:value-type="string">
            <text:p text:style-name="P16">FBDTW</text:p>
            <text:p text:style-name="P40">(<text:span text:style-name="T22">threshold</text:span> <text:s/>&gt; 3<text:span text:style-name="T28">3</text:span>)</text:p>
          </table:table-cell>
          <table:table-cell table:style-name="Tabelle1.B4" office:value-type="string">
            <text:p text:style-name="P33">135</text:p>
            <text:p text:style-name="P14">~ %</text:p>
          </table:table-cell>
          <table:table-cell table:style-name="Tabelle1.C4" office:value-type="string">
            <text:p text:style-name="P15">0</text:p>
            <text:p text:style-name="P15"><text:s/>%</text:p>
          </table:table-cell>
          <table:table-cell table:style-name="Tabelle1.D4" office:value-type="string">
            <text:p text:style-name="P33">37</text:p>
            <text:p text:style-name="P14">~ %</text:p>
          </table:table-cell>
          <table:table-cell table:style-name="Tabelle1.E4" office:value-type="string">
            <text:p text:style-name="P33">66</text:p>
            <text:p text:style-name="P14">~ %</text:p>
          </table:table-cell>
          <table:table-cell table:style-name="Tabelle1.F4" office:value-type="string">
            <text:p text:style-name="P33">232</text:p>
            <text:p text:style-name="P14">~ <text:s/>%</text:p>
          </table:table-cell>
          <table:table-cell table:style-name="Tabelle1.G4" office:value-type="string">
            <text:p text:style-name="P33">470</text:p>
          </table:table-cell>
          <table:table-cell table:style-name="Tabelle1.H4" office:value-type="string">
            <text:p text:style-name="P13">9716</text:p>
          </table:table-cell>
          <table:table-cell table:style-name="Tabelle1.I4" office:value-type="string">
            <text:p text:style-name="P10">400</text:p>
          </table:table-cell>
          <table:table-cell table:style-name="Tabelle1.J4" office:value-type="string">
            <text:p text:style-name="P12">4h</text:p>
            <text:p text:style-name="P11">O(NxMxT<text:span text:style-name="T6">S</text:span><text:span text:style-name="T1">2</text:span><text:span text:style-name="T3">) </text:span></text:p>
          </table:table-cell>
        </table:table-row>
        <table:table-row table:style-name="Tabelle1.5">
          <table:table-cell table:style-name="Tabelle1.A1" office:value-type="string">
            <text:p text:style-name="P7">AFBDTW</text:p>
            <text:p text:style-name="P41">(<text:span text:style-name="T22">t</text:span><text:span text:style-name="T24">hreshold</text:span><text:span text:style-name="T23"> <text:s/></text:span>&gt; <text:span text:style-name="T17">16</text:span>)</text:p>
          </table:table-cell>
          <table:table-cell table:style-name="Tabelle1.B1" office:value-type="string">
            <text:p text:style-name="P21"/>
            <text:p text:style-name="P21">~ %</text:p>
          </table:table-cell>
          <table:table-cell table:style-name="Tabelle1.C5" office:value-type="string">
            <text:p text:style-name="P21">0</text:p>
            <text:p text:style-name="P21"><text:s text:c="2"/>%</text:p>
          </table:table-cell>
          <table:table-cell table:style-name="Tabelle1.D5" office:value-type="string">
            <text:p text:style-name="P21"/>
            <text:p text:style-name="P21">~ %</text:p>
          </table:table-cell>
          <table:table-cell table:style-name="Tabelle1.E5" office:value-type="string">
            <text:p text:style-name="P21"/>
            <text:p text:style-name="P21">~%</text:p>
          </table:table-cell>
          <table:table-cell table:style-name="Tabelle1.F5" office:value-type="string">
            <text:p text:style-name="P21"/>
            <text:p text:style-name="P21"><text:span text:style-name="T22">~ </text:span><text:s/>%</text:p>
          </table:table-cell>
          <table:table-cell table:style-name="Tabelle1.G5" office:value-type="string">
            <text:p text:style-name="P21"/>
          </table:table-cell>
          <table:table-cell table:style-name="Tabelle1.H5" office:value-type="string">
            <text:p text:style-name="P1">9716</text:p>
          </table:table-cell>
          <table:table-cell table:style-name="Tabelle1.I5" office:value-type="string">
            <text:p text:style-name="P21">400</text:p>
          </table:table-cell>
          <table:table-cell table:style-name="Tabelle1.J5" office:value-type="string">
            <text:p text:style-name="P9"><text:span text:style-name="T31">5</text:span> h</text:p>
            <text:p text:style-name="P8">O(N<text:span text:style-name="T1">2</text:span><text:span text:style-name="T3">xM</text:span><text:span text:style-name="T1">2</text:span><text:span text:style-name="T3">) + </text:span><text:span text:style-name="T4">O(NxMxT</text:span><text:span text:style-name="T5">S</text:span><text:span text:style-name="T2">2</text:span><text:span text:style-name="T4">) </text:span></text:p>
          </table:table-cell>
        </table:table-row>
        <table:table-row table:style-name="Tabelle1.5">
          <table:table-cell table:style-name="Tabelle1.A6" office:value-type="string">
            <text:p text:style-name="P20">CNN</text:p>
          </table:table-cell>
          <table:table-cell table:style-name="Tabelle1.B6" office:value-type="string">
            <text:p text:style-name="P35"/>
          </table:table-cell>
          <table:table-cell table:style-name="Tabelle1.C6" office:value-type="string">
            <text:p text:style-name="P2"/>
          </table:table-cell>
          <table:table-cell table:style-name="Tabelle1.D6" office:value-type="string">
            <text:p text:style-name="P2"/>
          </table:table-cell>
          <table:table-cell table:style-name="Tabelle1.E6" office:value-type="string">
            <text:p text:style-name="P2"/>
          </table:table-cell>
          <table:table-cell table:style-name="Tabelle1.F6" office:value-type="string">
            <text:p text:style-name="P2"/>
          </table:table-cell>
          <table:table-cell table:style-name="Tabelle1.G6" office:value-type="string">
            <text:p text:style-name="P2"/>
          </table:table-cell>
          <table:table-cell table:style-name="Tabelle1.H6" office:value-type="string">
            <text:p text:style-name="Standard"/>
          </table:table-cell>
          <table:table-cell table:style-name="Tabelle1.I6" office:value-type="string">
            <text:p text:style-name="P2"/>
          </table:table-cell>
          <table:table-cell table:style-name="Tabelle1.J6" office:value-type="string"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0:51:11.329139517</meta:creation-date>
    <dc:date>2018-03-22T09:39:43.888946376</dc:date>
    <meta:editing-duration>PT18H23M54S</meta:editing-duration>
    <meta:editing-cycles>20</meta:editing-cycles>
    <meta:generator>LibreOffice/5.1.6.2$Linux_X86_64 LibreOffice_project/10m0$Build-2</meta:generator>
    <meta:document-statistic meta:table-count="1" meta:image-count="0" meta:object-count="0" meta:page-count="1" meta:paragraph-count="70" meta:word-count="131" meta:character-count="520" meta:non-whitespace-character-count="439"/>
  </office:meta>
</office:document-meta>
</file>